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300AA03272635A4FF3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521cm, 16.912cm, 0cm, 3.04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508cm" svg:height="7.252cm" svg:x="6.335cm" svg:y="11.922cm">
          <draw:image xlink:href="Pictures/100002010000055600000300AA03272635A4FF3C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17:19:14.847213377</meta:creation-date>
    <dc:date>2022-03-13T17:21:06.379635806</dc:date>
    <meta:editing-duration>PT1M52S</meta:editing-duration>
    <meta:editing-cycles>1</meta:editing-cycles>
    <meta:document-statistic meta:object-count="1"/>
    <meta:generator>LibreOffice/6.4.7.2$Linux_X86_64 LibreOffice_project/40$Build-2</meta:generator>
  </office:meta>
</office:document-meta>
</file>